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e5c72" officeooo:paragraph-rsid="000e5c72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officeooo:rsid="000e5c72" officeooo:paragraph-rsid="000e5c72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Installing git-</text:p>
      <text:p text:style-name="P2"/>
      <text:p text:style-name="P2"/>
      <text:p text:style-name="P2"><text:a xlink:type="simple" xlink:href="mailto:mylinux@mylinux-VirtualBox" text:style-name="Internet_20_link" text:visited-style-name="Visited_20_Internet_20_Link">mylinux@mylinux-VirtualBox</text:a>:~$ sudo apt-get install git</text:p>
      <text:p text:style-name="P2"/>
      <text:p text:style-name="P2">mylinux@mylinux-VirtualBox:~$ git --version </text:p>
      <text:p text:style-name="P2"/>
      <text:p text:style-name="P2">mylinux@mylinux-VirtualBox:~$ git config --global user.name Nikki</text:p>
      <text:p text:style-name="P2"/>
      <text:p text:style-name="P2">mylinux@mylinux-VirtualBox:~$ git config --global user.email learnandgrow459@gmail.com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01:59:24.765026212</meta:creation-date>
    <dc:date>2022-07-11T02:20:32.410418960</dc:date>
    <meta:editing-duration>PT11M7S</meta:editing-duration>
    <meta:editing-cycles>1</meta:editing-cycles>
    <meta:document-statistic meta:table-count="0" meta:image-count="0" meta:object-count="0" meta:page-count="1" meta:paragraph-count="5" meta:word-count="25" meta:character-count="264" meta:non-whitespace-character-count="246"/>
    <meta:generator>LibreOffice/7.3.3.2$Linux_X86_64 LibreOffice_project/30$Build-2</meta:generator>
  </office:meta>
</office:document-meta>
</file>